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854in"/>
    </style:style>
    <style:style style:name="co2" style:family="table-column">
      <style:table-column-properties fo:break-before="auto" style:column-width="5.6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>
            <text:p>Content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Normal</text:p>
          </table:table-cell>
          <table:table-cell office:value-type="string">
            <text:p>This is simple string, not rich-text.</text:p>
          </table:table-cell>
        </table:table-row>
        <table:table-row table:style-name="ro1">
          <table:table-cell table:style-name="ce2" office:value-type="string">
            <text:p>All bold</text:p>
          </table:table-cell>
          <table:table-cell office:value-type="string">
            <text:p>All bold content is simple string with the bold property applied to the cell, not to the text.</text:p>
          </table:table-cell>
        </table:table-row>
        <table:table-row table:style-name="ro3">
          <table:table-cell office:value-type="string">
            <text:p>one</text:p>
            <text:p>two</text:p>
            <text:p>three</text:p>
          </table:table-cell>
          <table:table-cell office:value-type="string">
            <text:p>Multi-line content is stored as rich-text.</text:p>
          </table:table-cell>
        </table:table-row>
        <table:table-row table:style-name="ro4">
          <table:table-cell office:value-type="string">
            <text:p>Sheet name is <text:sheet-name>Test</text:sheet-name>.</text:p>
          </table:table-cell>
          <table:table-cell office:value-type="string">
            <text:p>Sheet name field item.</text:p>
          </table:table-cell>
        </table:table-row>
        <table:table-row table:style-name="ro4">
          <table:table-cell office:value-type="string">
            <text:p>URL: <text:a xlink:href="http://libreoffice.org/" xlink:type="simple">http://libreoffice.org</text:a></text:p>
          </table:table-cell>
          <table:table-cell office:value-type="string">
            <text:p>URL field item.</text:p>
          </table:table-cell>
        </table:table-row>
        <table:table-row table:style-name="ro4">
          <table:table-cell office:value-type="string">
            <text:p>Date: <text:date style:data-style-name="N2" text:date-value="2013-01-07">01/07/2013</text:date></text:p>
          </table:table-cell>
          <table:table-cell office:value-type="string">
            <text:p>Date field item.</text:p>
          </table:table-cell>
        </table:table-row>
        <table:table-row table:style-name="ro4">
          <table:table-cell office:value-type="string">
            <text:p>Title: <text:title>Test Document</text:title></text:p>
          </table:table-cell>
          <table:table-cell office:value-type="string">
            <text:p>Document title field item (taken from the Title property of the document).</text:p>
          </table:table-cell>
        </table:table-row>
        <table:table-row table:style-name="ro4">
          <table:table-cell office:value-type="string">
            <text:p>Sentence with <text:span text:style-name="T1">bold</text:span> and <text:span text:style-name="T2">italic</text:span>.</text:p>
          </table:table-cell>
          <table:table-cell/>
        </table:table-row>
        <table:table-row table:style-name="ro3">
          <table:table-cell office:value-type="string">
            <text:p><text:span text:style-name="T1">bold</text:span></text:p>
            <text:p><text:span text:style-name="T2">italic</text:span></text:p>
            <text:p><text:span text:style-name="T3">underlined</text:span></text:p>
          </table:table-cell>
          <table:table-cell office:value-type="string">
            <text:p>Multi-line content with each line having different format property.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 style:data-style-name="N2" text:time-value="0000-00-00T16:07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7T13:27:01</meta:creation-date>
    <dc:date>2013-01-07T18:11:18</dc:date>
    <dc:creator>Kohei Yoshida</dc:creator>
    <meta:editing-duration>PT2H22M41S</meta:editing-duration>
    <meta:editing-cycles>15</meta:editing-cycles>
    <meta:generator>LibreOffice/4.1$Linux_X86_64 LibreOffice_project/40ce68b3318b2c9205a5e58ced9a7e733951594</meta:generator>
    <dc:title>Test Document</dc:title>
    <meta:document-statistic meta:table-count="1" meta:cell-count="19" meta:object-count="0"/>
  </office:meta>
</office:document-meta>
</file>